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 svg:font-family="verdana, helvetica, arial, sans-serif"/>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text-properties style:font-name="Arial1" fo:font-size="12pt" style:font-size-asian="12pt" style:font-size-complex="12pt"/>
    </style:style>
    <style:style style:name="P6" style:family="paragraph" style:parent-style-name="Default_20_Text">
      <style:paragraph-properties fo:margin-left="0.4925in" fo:margin-right="0in" fo:text-indent="0in" style:auto-text-indent="false"/>
    </style:style>
    <style:style style:name="P7" style:family="paragraph" style:parent-style-name="Default_20_Text">
      <style:paragraph-properties fo:margin-left="0.4925in" fo:margin-right="0in" fo:text-indent="0in" style:auto-text-indent="false"/>
      <style:text-properties fo:font-weight="bold" style:font-weight-asian="bold" style:font-weight-complex="bold"/>
    </style:style>
    <style:style style:name="P8" style:family="paragraph" style:parent-style-name="Default_20_Text">
      <style:paragraph-properties fo:margin-left="0in" fo:margin-right="0in" fo:text-indent="0in" style:auto-text-indent="false"/>
    </style:style>
    <style:style style:name="P9" style:family="paragraph" style:parent-style-name="Default_20_Text">
      <style:paragraph-properties fo:margin-left="0.9846in" fo:margin-right="0in" fo:text-indent="0in" style:auto-text-indent="false"/>
    </style:style>
    <style:style style:name="P10" style:family="paragraph" style:parent-style-name="Default_20_Text">
      <style:paragraph-properties fo:margin-left="0.9846in" fo:margin-right="0in" fo:text-indent="0in" style:auto-text-indent="false"/>
      <style:text-properties fo:font-weight="bold" style:font-weight-asian="bold" style:font-weight-complex="bold"/>
    </style:style>
    <style:style style:name="P11" style:family="paragraph" style:parent-style-name="Text_20_body">
      <style:paragraph-properties style:writing-mode="lr-tb"/>
    </style:style>
    <style:style style:name="P12" style:family="paragraph" style:parent-style-name="Default_20_Text">
      <style:paragraph-properties fo:margin-left="1.4772in" fo:margin-right="0in" fo:text-indent="0in" style:auto-text-indent="false"/>
    </style:style>
    <style:style style:name="P13" style:family="paragraph" style:parent-style-name="Default_20_Text">
      <style:paragraph-properties fo:margin-left="1.4772in" fo:margin-right="0in" fo:text-indent="0in" style:auto-text-indent="false"/>
      <style:text-properties fo:font-weight="bold" style:font-weight-asian="bold" style:font-weight-complex="bold"/>
    </style:style>
    <style:style style:name="P14" style:family="paragraph" style:parent-style-name="Default_20_Text" style:list-style-name="L1"/>
    <style:style style:name="P15" style:family="paragraph" style:parent-style-name="Default_20_Text" style:list-style-name="L2"/>
    <style:style style:name="P16" style:family="paragraph" style:parent-style-name="Default_20_Text" style:list-style-name="L3"/>
    <style:style style:name="P17" style:family="paragraph" style:parent-style-name="Default_20_Text">
      <style:text-properties fo:font-weight="normal" style:font-weight-asian="normal" style:font-weight-complex="normal"/>
    </style:style>
    <style:style style:name="P18" style:family="paragraph" style:parent-style-name="Heading_20_2" style:master-page-name="">
      <style:paragraph-properties fo:margin-left="0in" fo:margin-right="-0.0728in" fo:text-indent="0in" style:auto-text-indent="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here is also a sample Script Application wizard that allows you to create a model with a Script Application builder where you can create the application page, script and css files based on template files that you can add to the project. <text:s/>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P18" text:outline-level="2">Using Web Experience Factory as a data service provider for Script Portlet applications</text:h>
      <text:p text:style-name="Text_20_Body_20_Single">Along with the Script Application builder and wizard, this package includes an example of how you can use Web Experience Factory to provide data services for use in Script Portlet applications or other script based portlets. <text:s text:c="2"/>See the description for the BankAccountService sample below.</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4569217110363967505" text:style-name="L1">
        <text:list-item>
          <text:p text:style-name="P14">References to script libraries such as jquery, jQuery UI, charting libraries, etc. These libraries can be provided in a portal theme, from a hosted server, or from within the Web Experience Factory project.</text:p>
        </text:list-item>
        <text:list-item>
          <text:p text:style-name="P14">Application JS, HTML, and CSS.</text:p>
        </text:list-item>
        <text:list-item>
          <text:p text:style-name="P14">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text:soft-page-break/>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project. <text:s text:c="2"/>The builder then automates the design pattern for pulling the whole application together into a portlet. <text:s/>One thing to note if you are using a scripting template library, the templating in the HTML might interfere with the JSP processing. <text:s/>For Apps that use templating the standard ERB style of embedding executable or interpolated bits of code inside angle brackets This cause issues with JSP processing. This is an example of one way to change <text:s/>the underscore template processing can be changed to use a Mustache style by setting the _.templateSettings in the underscore.js from</text:p>
      <text:p text:style-name="P11"><text:s/>_.templateSettings = {<text:line-break/><text:tab/>evaluate : /&lt;%([\s\S]+?)%&gt;/g,<text:line-break/><text:tab/>interpolate : /&lt;%=([\s\S]+?)%&gt;/g,<text:line-break/><text:tab/>escape : /&lt;%-([\s\S]+?)%&gt;/g<text:line-break/> }; to </text:p>
      <text:p text:style-name="P11"><text:s/>_.templateSettings = {</text:p>
      <text:p text:style-name="P11"><text:tab/>interpolate: /\{\{\=(.+?)\}\}/g,</text:p>
      <text:p text:style-name="P11"><text:tab/>escape: /\{\{\-(.+?)\}\}/g,</text:p>
      <text:p text:style-name="P11"><text:tab/>evaluate: /\{\{(.+?)\}\}/g</text:p>
      <text:p text:style-name="P11">};</text:p>
      <text:p text:style-name="P11"/>
      <text:p text:style-name="Default_20_Text">You would also need to change any encoding for the template in any of the HTML files to match your template style. There are different ways to control the templating characters in different js libraries, you should use the information and recommendations from the libraries on how to customize these settings. <text:s text:c="2"/></text:p>
      <text:p text:style-name="Default_20_Text"/>
      <text:h text:style-name="Heading_20_2" text:outline-level="2">Script Application Builder Inputs</text:h>
      <text:p text:style-name="P1"/>
      <text:p text:style-name="P1">Name</text:p>
      <text:p text:style-name="P2">Here is where you enter the optional name for this builder. You might want to enter info that helps describe what libraries are being used.</text:p>
      <text:p text:style-name="P2"/>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P1"/>
      <text:p text:style-name="P1">Library References</text:p>
      <text:p text:style-name="Default_20_Text"><text:soft-page-break/>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1"/>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 which is used by the builder to add references to the script libraries.</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text:soft-page-break/></text:p>
      <text:p text:style-name="P1">Rest Data Service Support </text:p>
      <text:p text:style-name="Default_20_Text">This is an input where you can add js code to page to reference any selected data service and variable name. <text:s/>Similar to the Service Provider inputs but with this input you will need to add the data services to the model yourself.</text:p>
      <text:p text:style-name="P1"/>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P5">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text:span text:style-name="T1">BankAccountService provider model and Script Portlet sample:</text:span> This shows how to create a portlet with Web Experience Factory that can provide other script-based portlets on the same page access to data. <text:s/>In this scenario a developer is using Script Portlet to develop applications, but wants to use Web Experience Factory to provide REST/JSON access to back end data sources. <text:s text:c="3"/>This example uses the sample xml data service builder for its data, but you could use any of the Web Experience Factory data access and transformation builders. <text:s/>The data service is REST enabled with the data turned into JSON for use in client JavaScript. <text:s text:c="2"/>To access the data securely within the same Portal session, the model generates a JavaScript variable with URLs for the service operations it wants to expose. <text:s text:c="2"/>The portlet is invisible in view mode of the Portal page. <text:s/>Any Script Portlets on the same page can access this variable to get the URL that can be used to invoke the data service and retrieve data in JSON format. <text:s text:c="3"/>To use this sample, add the BankAccountService portlet to a page, <text:soft-page-break/>then add a new Script Portlet to the same page and import the spchartwithwef.zip file (available in the WebContent folder of the archive). <text:s text:c="3"/>The BankAccountService model generates a JavaScript variable "bankAccountsServiceUrls" which is used the JavaScript code for the Script Portlet. <text:s text:c="2"/>This sample uses the jQPlot library to diesplay a chart of bank accounts. <text:s text:c="3"/>The package also includes the AccountChart.model, which is another example of a script-based portlet that accesses the same JSON/REST service. <text:s/>That model was generated using the Script Application wizard that is part of this offering. <text:s/></text:p>
      <text:p text:style-name="P2"/>
      <text:h text:style-name="Heading_20_2" text:outline-level="2">Running the samples</text:h>
      <text:p text:style-name="Default_20_Text">To run the samples you should:</text:p>
      <text:list xml:id="list3805569997606583743" text:style-name="L2">
        <text:list-item>
          <text:p text:style-name="P15">Create a Web Experience Factory project in the Designer and publish it to a test server.</text:p>
        </text:list-item>
        <text:list-item>
          <text:p text:style-name="P15">Use the Eclipse project menu "Import" -&gt; Web Experience Factory Archive menu action, to import the sample archive into your project.</text:p>
        </text:list-item>
        <text:list-item>
          <text:p text:style-name="P15">The charting sample uses the XML File Data Service builder available on the WEF wiki, so download that builder and import it into your project. <text:s text:c="2"/>It's available from here: </text:p>
          <text:p text:style-name="P15">http://www-10.lotus.com/ldd/pfwiki.nsf/dx/Sample_XML_File_Data_Service_Builder</text:p>
        </text:list-item>
        <text:list-item>
          <text:p text:style-name="P15">Publish the project on your server.</text:p>
        </text:list-item>
        <text:list-item>
          <text:p text:style-name="P15">Open one of the models such as TabsSample and Run it.</text:p>
        </text:list-item>
        <text:list-item>
          <text:p text:style-name="P15">Add the portlets to a Portal page to see them running in Portal.</text:p>
        </text:list-item>
      </text:list>
      <text:p text:style-name="Default_20_Text"/>
      <text:h text:style-name="Heading_20_2" text:outline-level="2">Script Application Wizard</text:h>
      <text:p text:style-name="Default_20_Text">The Script Application wizard automates the creation of script applications by using the Script Application Builder and templates that are available for the wizard <text:s/>to create the script application and it's needed components. It also gives you the ability to take existing single page applications from a zip archive or individual files you add to your project and turn them into portlets or add rest based services to them.</text:p>
      <text:h text:style-name="Heading_20_2" text:outline-level="2"/>
      <text:h text:style-name="Heading_20_2" text:outline-level="2">Script Application Wizard Inputs</text:h>
      <text:p text:style-name="P1">Name</text:p>
      <text:p text:style-name="Default_20_Text">Here is where you specify the name that will be used for the application to keep it's components unique. <text:s/>This will be used to create a folder in the /samples/apps directory that will contain the application and it's component files. <text:s/>It also uses this name as the name for the variable for the service URL if one is added in the wizard.</text:p>
      <text:p text:style-name="Default_20_Text"/>
      <text:p text:style-name="P1">Deploy this model as a portlet</text:p>
      <text:p text:style-name="Default_20_Text">If selected, this lets you specify a the title for the portlet and adds a Portlet Adapter builder to the model. <text:s/>The Portlet Adapter allows you to expose profile values for customization of the portlet that will be used on the portal server.</text:p>
      <text:p text:style-name="P1"/>
      <text:p text:style-name="P1">Portlet Title</text:p>
      <text:p text:style-name="Default_20_Text">This lets you specify a the title for the portlet. This is the name that identifies this portlet when it gets added to a page in the portal. This name is also used when other portlets communicate directly to this portlet.</text:p>
      <text:p text:style-name="P1"/>
      <text:p text:style-name="P1">Add Service Provider Support</text:p>
      <text:p text:style-name="Default_20_Text">If selected, this lets you specify a Service Provider model which will automatically be REST-enabled for getting JSON data from your application code. </text:p>
      <text:p text:style-name="Default_20_Text"/>
      <text:p text:style-name="P1"><text:soft-page-break/>Service Provider</text:p>
      <text:p text:style-name="Default_20_Text">The name of a Service Provider model in the project. Any provider can be specified, and the provider can be implemented using any of WEF's data access and transformation builders.</text:p>
      <text:p text:style-name="P1"/>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Default_20_Text"/>
      <text:p text:style-name="Default_20_Text">If you choose to add library references you will be get the following inputs </text:p>
      <text:p text:style-name="P1"/>
      <text:p text:style-name="P7">Library References</text:p>
      <text:p text:style-name="P6">Here is where you specify the JQuery or other libraries you want to use. You can add as many libraries as you want, picking from a list.</text:p>
      <text:p text:style-name="P6"/>
      <text:p text:style-name="P6">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6"/>
      <text:p text:style-name="P7">Include Libraries</text:p>
      <text:p text:style-name="P6">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P7"/>
      <text:p text:style-name="P7">Application Template</text:p>
      <text:p text:style-name="P6">Here you can specify the template type for the application you want to use. <text:s/></text:p>
      <text:p text:style-name="P6">The list of templates comes from the HTML files that are in the /samples/script_builder/wizard_templates folder. <text:s/>The names of those HTML files are used as the template name. <text:s/>If there are corresponding script and css files they would have the same name as the HTML file. If you want to add mode templates, simply create new files in this folder containing what you want.</text:p>
      <text:p text:style-name="P6"/>
      <text:p text:style-name="P6"/>
      <text:p text:style-name="P8">If you choose libraries already referenced in HTML you will get the following inputs</text:p>
      <text:p text:style-name="P8"/>
      <text:p text:style-name="P7">Application Location</text:p>
      <text:p text:style-name="P6">Here you choose if you are going to reference an existing application that you have added to your project. <text:s/>If you have added the files that are part of the application then you would choose use existing file. <text:s/>If you have a zip archive of the application you can choose get application from zip. <text:s/>The zip can be added to your project or with the wizard be added unzipped and deleted if you want.</text:p>
      <text:p text:style-name="P6"/>
      <text:p text:style-name="P6">If you choose Use existing file an input is added to allow you to enter the applications HTML page.</text:p>
      <text:p text:style-name="P9"><text:soft-page-break/></text:p>
      <text:p text:style-name="P10">Application HTML</text:p>
      <text:p text:style-name="P9">Here you specify the HTML file that will be imported to create a page where you'll be using JS. <text:s text:c="2"/>This page should include a HEAD tag which is used by the builder to add references to the script libraries.</text:p>
      <text:p text:style-name="P9"/>
      <text:p text:style-name="P6">If you choose Get application from zip</text:p>
      <text:p text:style-name="P10"/>
      <text:p text:style-name="P10">Application Zip</text:p>
      <text:p text:style-name="P9">Here you specify the zip file that will be extracted into the app folder created by the wizard and if an index.html file is found this will be set to the application HTML page. <text:s/>If the zip archive you want to reference is not already in the project it can easily be added by using the file chooser and selecting the add file to project.</text:p>
      <text:p text:style-name="P9"/>
      <text:p text:style-name="P10">Delete zip when done</text:p>
      <text:p text:style-name="P9">If selected the zip file will be removed from the project after it's contents are extracted into the wizards app directory. This is useful to use in tandem with adding the zip with the file chooser and then deleting it from the project after it's contents have been extracted into the project.</text:p>
      <text:p text:style-name="P10"/>
      <text:p text:style-name="P10">Convert any templating</text:p>
      <text:p text:style-name="P9">If selected the HTML files that are unzipped are searched through and any templating is converted based on the following settings.</text:p>
      <text:p text:style-name="P9"/>
      <text:p text:style-name="P13">Template script to replace</text:p>
      <text:p text:style-name="P12">This is the name of the js file that will be searched for and replaced by the file named in the New template script file.</text:p>
      <text:p text:style-name="P12"/>
      <text:p text:style-name="P13">New template script file</text:p>
      <text:p text:style-name="P12">This file should be a version of the file that provides the templating with any needed changes. <text:s/>The default for this is a modified version of underscore.js, which has a change that modifies the characters that are used for the encoding the HTML. This file will be copied over the the file specified in the Template script to replace input.</text:p>
      <text:p text:style-name="P12"/>
      <text:p text:style-name="P13">Original templating strings</text:p>
      <text:p text:style-name="P12">These are a column separated list of the characters that are used for the templating. <text:s/>The defaults are the values that are used by default by the underscore templating. If you use a different style of formatting you would set the list of characters separated by a commas. The default for this library do not work well with our server-side processing.</text:p>
      <text:p text:style-name="P12"/>
      <text:p text:style-name="P13">Original templating strings</text:p>
      <text:p text:style-name="P12">These are a column separated list of the characters that will be used for the templating. <text:s/>The defaults are the values that are based on mustache style templating, which works well with our server-side processing.</text:p>
      <text:p text:style-name="P12"/>
      <text:p text:style-name="P8">After running the wizard the model is created and the files for the application can be found in <text:soft-page-break/>the /samples/apps/{name} directory for your customization.</text:p>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32429864" text:continue-list="list4569217110363967505" text:style-name="L1">
        <text:list-item>
          <text:p text:style-name="P14">References to script libraries such as jquery, jQuery UI, charting libraries, etc. These libraries can be provided in a portal theme, from a hosted server, or from within the Web Experience Factory project.</text:p>
        </text:list-item>
        <text:list-item>
          <text:p text:style-name="P14">Application JS, HTML, and CSS.</text:p>
        </text:list-item>
        <text:list-item>
          <text:p text:style-name="P14">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h text:style-name="Heading_20_2" text:outline-level="2">Script Library Builder Inputs</text:h>
      <text:p text:style-name="P1">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text:soft-page-break/>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hat perform common functions that use the script libraries. </text:p>
      <text:p text:style-name="Default_20_Text"/>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Rest Data Service Support </text:p>
      <text:p text:style-name="Default_20_Text">This is an input where you can add js code to page to reference any selected data service and variable name. <text:s/>Similar to the Service Provider inputs but with this input you will need to add the data services to the model yourself.</text:p>
      <text:p text:style-name="P1"/>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Default_20_Text">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text:soft-page-break/>Sample models</text:h>
      <text:p text:style-name="P2">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
      <text:p text:style-name="P2"><text:span text:style-name="T1">MobileViewAndForm model:</text:span> This is an example of using the jQuery mobile library with the 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Running the samples</text:h>
      <text:p text:style-name="Default_20_Text">To run the samples you should:</text:p>
      <text:list xml:id="list8157568277472166297" text:style-name="L3">
        <text:list-item>
          <text:p text:style-name="P16">Create a Web Experience Factory project in the Designer and publish it to a test server.</text:p>
        </text:list-item>
        <text:list-item>
          <text:p text:style-name="P16">Use the Eclipse project menu "Import" -&gt; Web Experience Factory Archive menu action, to import the sample archive into your project.</text:p>
        </text:list-item>
        <text:list-item>
          <text:p text:style-name="P16">The charting sample uses the XML File Data Service builder available on the WEF wiki, so download that builder and import it into your project. <text:s text:c="2"/>It's available from here: </text:p>
          <text:p text:style-name="P16">http://www-10.lotus.com/ldd/pfwiki.nsf/dx/Sample_XML_File_Data_Service_Builder</text:p>
        </text:list-item>
        <text:list-item>
          <text:p text:style-name="P16">Publish the project on your server.</text:p>
        </text:list-item>
        <text:list-item>
          <text:p text:style-name="P16">Open one of the models such as TabsSample and Run it.</text:p>
        </text:list-item>
      </text:lis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 svg:font-family="verdana, helvetica, arial, sans-serif"/>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12-09T12:26:29.64</dc:date>
    <meta:editing-duration>P2DT8H16M36S</meta:editing-duration>
    <meta:editing-cycles>42</meta:editing-cycles>
    <meta:generator>OpenOffice/4.0.1$Win32 OpenOffice.org_project/401m5$Build-9714</meta:generator>
    <dc:title>Script Application Builder for IBM Web Experience Factory</dc:title>
    <dc:creator>Garry Sager</dc:creator>
    <meta:document-statistic meta:table-count="0" meta:image-count="0" meta:object-count="0" meta:page-count="10" meta:paragraph-count="175" meta:word-count="4112" meta:character-count="25079"/>
    <meta:user-defined meta:name="Info 1"/>
    <meta:user-defined meta:name="Info 2"/>
    <meta:user-defined meta:name="Info 3"/>
    <meta:user-defined meta:name="Info 4"/>
  </office:meta>
</office:document-meta>
</file>